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1719c" svg:stroke-opacity="100%" draw:stroke-linejoin="miter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5b9bd5" draw:marker-end="a1336" svg:stroke-opacity="100%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5b9bd5" draw:marker-start="a1338" draw:marker-end="a1339" svg:stroke-opacity="100%" draw:stroke-linejoin="miter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5b9bd5" draw:marker-start="a1347" draw:marker-end="a1348" svg:stroke-opacity="100%" draw:stroke-linejoin="miter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5b9bd5" draw:marker-start="a1363" draw:marker-end="a1364" svg:stroke-opacity="100%" draw:stroke-linejoin="miter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5b9bd5" draw:marker-start="a1370" draw:marker-end="a1371" svg:stroke-opacity="100%" draw:stroke-linejoin="miter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41719c" svg:stroke-opacity="100%" draw:stroke-linejoin="miter" draw:fill="solid" draw:fill-color="#f4b18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5b9bd5" draw:marker-start="a1360" draw:marker-end="a1361" svg:stroke-opacity="100%" draw:stroke-linejoin="miter" draw:fill="none" fo:padding-top="0.134cm" fo:padding-bottom="0.134cm" fo:padding-left="0.259cm" fo:padding-right="0.259cm"/>
    </style:style>
    <style:style style:name="pr1" style:family="presentation" style:parent-style-name="lyt-roundedrect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lyt-roundedrect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lyt-roundedrec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lyt-roundedrec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lyt-roundedrect-title">
      <style:graphic-properties draw:auto-grow-height="true" fo:min-height="3.506cm"/>
    </style:style>
    <style:style style:name="pr8" style:family="presentation" style:parent-style-name="lyt-roundedrect-outline1">
      <style:graphic-properties fo:min-height="6.609cm"/>
    </style:style>
    <style:style style:name="pr9" style:family="presentation" style:parent-style-name="lyt-roundedrect-notes">
      <style:graphic-properties draw:fill-color="#ffffff" draw:auto-grow-height="true" fo:min-height="13.364cm"/>
    </style:style>
    <style:style style:name="pr10" style:family="presentation" style:parent-style-name="lyt-roundedrect-title">
      <style:graphic-properties fo:min-height="3.506cm"/>
    </style:style>
    <style:style style:name="pr11" style:family="presentation" style:parent-style-name="lyt-roundedrect-notes">
      <style:graphic-properties draw:fill-color="#ffffff" fo:min-height="13.364cm"/>
    </style:style>
    <style:style style:name="pr12" style:family="presentation" style:parent-style-name="lyt-roundedrect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Calibri" fo:font-size="1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0000" fo:font-size="45%"/>
      </text:list-level-style-bullet>
      <text:list-level-style-bullet text:level="2" text:bullet-char="●">
        <style:list-level-properties text:space-before="1.905cm"/>
        <style:text-properties fo:font-family="StarSymbol" fo:color="#800000" fo:font-size="45%"/>
      </text:list-level-style-bullet>
      <text:list-level-style-bullet text:level="3" text:bullet-char="●">
        <style:list-level-properties text:space-before="3.175cm"/>
        <style:text-properties fo:font-family="StarSymbol" fo:color="#800000" fo:font-size="45%"/>
      </text:list-level-style-bullet>
      <text:list-level-style-bullet text:level="4" text:bullet-char="●">
        <style:list-level-properties text:space-before="4.445cm"/>
        <style:text-properties fo:font-family="StarSymbol" fo:color="#800000" fo:font-size="45%"/>
      </text:list-level-style-bullet>
      <text:list-level-style-bullet text:level="5" text:bullet-char="●">
        <style:list-level-properties text:space-before="5.715cm"/>
        <style:text-properties fo:font-family="StarSymbol" fo:color="#800000" fo:font-size="45%"/>
      </text:list-level-style-bullet>
      <text:list-level-style-bullet text:level="6" text:bullet-char="●">
        <style:list-level-properties text:space-before="6.985cm"/>
        <style:text-properties fo:font-family="StarSymbol" fo:color="#800000" fo:font-size="45%"/>
      </text:list-level-style-bullet>
      <text:list-level-style-bullet text:level="7" text:bullet-char="●">
        <style:list-level-properties text:space-before="8.255cm"/>
        <style:text-properties fo:font-family="StarSymbol" fo:color="#800000" fo:font-size="45%"/>
      </text:list-level-style-bullet>
      <text:list-level-style-bullet text:level="8" text:bullet-char="●">
        <style:list-level-properties text:space-before="9.525cm"/>
        <style:text-properties fo:font-family="StarSymbol" fo:color="#800000" fo:font-size="45%"/>
      </text:list-level-style-bullet>
      <text:list-level-style-bullet text:level="9" text:bullet-char="●">
        <style:list-level-properties text:space-before="10.79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3">
        <draw:frame draw:name="Titel 1" presentation:style-name="pr1" draw:text-style-name="P2" draw:layer="layout" svg:width="23.002cm" svg:height="3.506cm" svg:x="1cm" svg:y="0.836cm" presentation:class="title">
          <draw:text-box>
            <text:p text:style-name="P1"><text:span text:style-name="T1">Advanced Internet Computing</text:span></text:p>
          </draw:text-box>
        </draw:frame>
        <draw:frame draw:name="Untertitel 2" presentation:style-name="pr2" draw:text-style-name="P4" draw:layer="layout" svg:width="22.6cm" svg:height="10.959cm" svg:x="1.4cm" svg:y="6.365cm" presentation:class="subtitle" presentation:user-transformed="true">
          <draw:text-box>
            <text:p text:style-name="P3"><text:span text:style-name="T2">Sentiment Analysis</text:span></text:p>
            <text:p text:style-name="P3"><text:span text:style-name="T3">Crowdsourcing </text:span></text:p>
            <text:p text:style-name="P3"><text:span text:style-name="T3"/></text:p>
            <text:p text:style-name="P3"><text:span text:style-name="T3">Simon Zünd</text:span></text:p>
            <text:p text:style-name="P3"><text:span text:style-name="T3">Klaus Nigsch</text:span></text:p>
            <text:p text:style-name="P3"><text:span text:style-name="T3">Martin Keiblinger</text:span></text:p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1" presentation:class="page"/>
          <draw:frame draw:name="Notizenplatzhalter 2" presentation:style-name="pr3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3">
        <draw:frame draw:name="Titel 1" presentation:style-name="pr4" draw:text-style-name="P4" draw:layer="layout" svg:width="23.002cm" svg:height="3.506cm" svg:x="1cm" svg:y="0.836cm" presentation:class="title">
          <draw:text-box>
            <text:p text:style-name="P1"><text:span text:style-name="T1">Outline</text:span></text:p>
          </draw:text-box>
        </draw:frame>
        <draw:frame draw:name="Textplatzhalter 2" presentation:style-name="pr5" draw:text-style-name="P4" draw:layer="layout" svg:width="22cm" svg:height="13.858cm" svg:x="1.4cm" svg:y="4.913cm" presentation:class="outline" presentation:user-transformed="true">
          <draw:text-box>
            <text:list text:style-name="L3">
              <text:list-item>
                <text:p text:style-name="P6"><text:span text:style-name="T3">Project Goals</text:span></text:p>
              </text:list-item>
              <text:list-item>
                <text:p text:style-name="P6"><text:span text:style-name="T3">Problems &amp; Lessons learned</text:span></text:p>
              </text:list-item>
              <text:list-item>
                <text:p text:style-name="P6"><text:span text:style-name="T3">Live Demonstration</text:span></text:p>
              </text:list-item>
              <text:list-item>
                <text:p text:style-name="P6"><text:span text:style-name="T3">Questions &amp; Answ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2" presentation:class="page"/>
          <draw:frame draw:name="Notizenplatzhalter 2" presentation:style-name="pr6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3">
        <draw:frame draw:name="Titel 1" presentation:style-name="pr4" draw:text-style-name="P4" draw:layer="layout" svg:width="23.002cm" svg:height="3.506cm" svg:x="1cm" svg:y="0.836cm" presentation:class="title">
          <draw:text-box>
            <text:p text:style-name="P1"><text:span text:style-name="T1">Project Goals</text:span></text:p>
          </draw:text-box>
        </draw:frame>
        <draw:frame draw:name="Textplatzhalter 2" presentation:style-name="pr5" draw:text-style-name="P4" draw:layer="layout" svg:width="11.029cm" svg:height="13.858cm" svg:x="1.4cm" svg:y="4.913cm" presentation:class="outline">
          <draw:text-box>
            <text:list text:style-name="L3">
              <text:list-item>
                <text:p text:style-name="P6"><text:span text:style-name="T3">In general: Development of a simple service for sentiment analysis</text:span></text:p>
              </text:list-item>
              <text:list-item>
                <text:p text:style-name="P6"><text:span text:style-name="T3">In particular: Sentiment analysis („general feeling“) of Yahoo Finance articles.</text:span></text:p>
              </text:list-item>
              <text:list-item>
                <text:p text:style-name="P6"><text:span text:style-name="T3">Sentiment analysis done with Crowdsourcing paradigm. Articles are difficult to rate by a machine, so we let Human workers do that job.</text:span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3" presentation:class="page"/>
          <draw:frame draw:name="Notizenplatzhalter 2" presentation:style-name="pr6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8" draw:style-name="dp1" draw:master-page-name="lyt-roundedrect" presentation:presentation-page-layout-name="AL1T13">
        <draw:frame draw:name="Titel 1" presentation:style-name="pr4" draw:text-style-name="P4" draw:layer="layout" svg:width="23.002cm" svg:height="3.506cm" svg:x="1cm" svg:y="0.836cm" presentation:class="title">
          <draw:text-box>
            <text:p text:style-name="P1"><text:span text:style-name="T1">Application Architecture</text:span></text:p>
          </draw:text-box>
        </draw:frame>
        <draw:custom-shape draw:name="Abgerundetes Rechteck 4" draw:style-name="gr3" draw:text-style-name="P4" xml:id="id1" draw:id="id1" draw:layer="layout" svg:width="5.224cm" svg:height="2.54cm" svg:x="0.808cm" svg:y="7.329cm">
          <text:p text:style-name="P7"><text:span text:style-name="T5">RSS Feed</text:span></text:p>
          <text:p text:style-name="P7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5" draw:style-name="gr3" draw:text-style-name="P4" xml:id="id3" draw:id="id3" draw:layer="layout" svg:width="5.16cm" svg:height="2.54cm" svg:x="0.872cm" svg:y="10.06cm">
          <text:p text:style-name="P7"><text:span text:style-name="T5">Link/Website</text:span></text:p>
          <text:p text:style-name="P7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Flussdiagramm: Magnetplattenspeicher 6" draw:style-name="gr3" draw:text-style-name="P4" xml:id="id2" draw:id="id2" draw:layer="layout" svg:width="3.916cm" svg:height="4.313cm" svg:x="7.284cm" svg:y="7.951cm">
          <text:p text:style-name="P7"><text:span text:style-name="T5">DB</text:span></text:p>
          <draw:enhanced-geometry svg:viewBox="0 0 1409700 1552575" draw:text-areas="?f14 ?f12 ?f17 ?f18" draw:glue-points="?f11 ?f12 ?f11 ?f13 ?f14 ?f15 ?f11 ?f16 ?f17 ?f15" draw:type="non-primitive" draw:enhanced-path="S M 0 258763 A ?f58 ?f59 ?f60 ?f61 0 258763 ?f55 ?f57 W ?f62 ?f63 ?f64 ?f65 0 258763 ?f55 ?f57 L 1409700 1293813 A ?f101 ?f102 ?f103 ?f104 1409700 1293813 ?f98 ?f100 W ?f105 ?f106 ?f107 ?f108 1409700 1293813 ?f98 ?f100 Z N F M 1409700 258763 A ?f101 ?f113 ?f103 ?f114 1409700 258763 ?f98 ?f112 W ?f105 ?f115 ?f107 ?f116 1409700 258763 ?f98 ?f112 N F M 0 258763 A ?f58 ?f59 ?f60 ?f61 0 258763 ?f55 ?f57 W ?f62 ?f63 ?f64 ?f65 0 258763 ?f55 ?f57 L 1409700 1293813 A ?f101 ?f102 ?f103 ?f104 1409700 1293813 ?f98 ?f100 W ?f105 ?f106 ?f107 ?f108 1409700 1293813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409700"/>
            <draw:equation draw:name="f10" draw:formula="?f6 / 1552575"/>
            <draw:equation draw:name="f11" draw:formula="704850 / ?f9"/>
            <draw:equation draw:name="f12" draw:formula="517525 / ?f10"/>
            <draw:equation draw:name="f13" draw:formula="0 / ?f10"/>
            <draw:equation draw:name="f14" draw:formula="0 / ?f9"/>
            <draw:equation draw:name="f15" draw:formula="776288 / ?f10"/>
            <draw:equation draw:name="f16" draw:formula="1552575 / ?f10"/>
            <draw:equation draw:name="f17" draw:formula="1409700 / ?f9"/>
            <draw:equation draw:name="f18" draw:formula="1293813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704850"/>
            <draw:equation draw:name="f30" draw:formula="sin(?f26)"/>
            <draw:equation draw:name="f31" draw:formula="0 - ?f30"/>
            <draw:equation draw:name="f32" draw:formula="?f31 * 258763"/>
            <draw:equation draw:name="f33" draw:formula="sqrt(?f29 * ?f29 + ?f32 * ?f32 + 0 * 0)"/>
            <draw:equation draw:name="f34" draw:formula="704850 * 25876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58763 - ?f37"/>
            <draw:equation draw:name="f39" draw:formula="?f36 - 704850"/>
            <draw:equation draw:name="f40" draw:formula="?f38 - 258763"/>
            <draw:equation draw:name="f41" draw:formula="?f36 + 704850"/>
            <draw:equation draw:name="f42" draw:formula="?f38 + 25876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704850"/>
            <draw:equation draw:name="f49" draw:formula="sin(?f45)"/>
            <draw:equation draw:name="f50" draw:formula="0 - ?f49"/>
            <draw:equation draw:name="f51" draw:formula="?f50 * 258763"/>
            <draw:equation draw:name="f52" draw:formula="sqrt(?f48 * ?f48 + ?f51 * ?f51 + 0 * 0)"/>
            <draw:equation draw:name="f53" draw:formula="704850 * 25876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58763, ?f40)"/>
            <draw:equation draw:name="f60" draw:formula="if(?f22, 0, ?f41)"/>
            <draw:equation draw:name="f61" draw:formula="if(?f22, 25876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704850"/>
            <draw:equation draw:name="f73" draw:formula="sin(?f69)"/>
            <draw:equation draw:name="f74" draw:formula="0 - ?f73"/>
            <draw:equation draw:name="f75" draw:formula="?f74 * 258763"/>
            <draw:equation draw:name="f76" draw:formula="sqrt(?f72 * ?f72 + ?f75 * ?f75 + 0 * 0)"/>
            <draw:equation draw:name="f77" draw:formula="704850 * 258763 / ?f76"/>
            <draw:equation draw:name="f78" draw:formula="?f74 * ?f77"/>
            <draw:equation draw:name="f79" draw:formula="1409700 - ?f78"/>
            <draw:equation draw:name="f80" draw:formula="?f71 * ?f77"/>
            <draw:equation draw:name="f81" draw:formula="1293813 - ?f80"/>
            <draw:equation draw:name="f82" draw:formula="?f79 - 704850"/>
            <draw:equation draw:name="f83" draw:formula="?f81 - 258763"/>
            <draw:equation draw:name="f84" draw:formula="?f79 + 704850"/>
            <draw:equation draw:name="f85" draw:formula="?f81 + 25876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704850"/>
            <draw:equation draw:name="f92" draw:formula="sin(?f88)"/>
            <draw:equation draw:name="f93" draw:formula="0 - ?f92"/>
            <draw:equation draw:name="f94" draw:formula="?f93 * 258763"/>
            <draw:equation draw:name="f95" draw:formula="sqrt(?f91 * ?f91 + ?f94 * ?f94 + 0 * 0)"/>
            <draw:equation draw:name="f96" draw:formula="704850 * 25876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409700, ?f82)"/>
            <draw:equation draw:name="f102" draw:formula="if(?f22, 1293813, ?f83)"/>
            <draw:equation draw:name="f103" draw:formula="if(?f22, 1409700, ?f84)"/>
            <draw:equation draw:name="f104" draw:formula="if(?f22, 1293813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58763 - ?f80"/>
            <draw:equation draw:name="f110" draw:formula="?f109 - 258763"/>
            <draw:equation draw:name="f111" draw:formula="?f109 + 258763"/>
            <draw:equation draw:name="f112" draw:formula="?f109 + ?f99"/>
            <draw:equation draw:name="f113" draw:formula="if(?f22, 258763, ?f110)"/>
            <draw:equation draw:name="f114" draw:formula="if(?f22, 25876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Gerade Verbindung mit Pfeil 8" draw:style-name="gr4" draw:layer="layout" draw:type="line" svg:x1="6.032cm" svg:y1="8.599cm" svg:x2="7.284cm" svg:y2="10.108cm" draw:start-shape="id1" draw:start-glue-point="1" draw:end-shape="id2" draw:end-glue-point="6" svg:d="m6032 8599 1252 1509">
          <text:p/>
        </draw:connector>
        <draw:connector draw:name="Gerade Verbindung mit Pfeil 11" draw:style-name="gr5" draw:layer="layout" draw:type="line" svg:x1="8.202cm" svg:y1="10.742cm" svg:x2="6.032cm" svg:y2="11.33cm" draw:end-shape="id3" draw:end-glue-point="1" svg:d="m8202 10742-2170 588">
          <text:p/>
        </draw:connector>
        <draw:custom-shape draw:name="Abgerundetes Rechteck 12" draw:style-name="gr3" draw:text-style-name="P4" xml:id="id4" draw:id="id4" draw:layer="layout" svg:width="5.032cm" svg:height="2.897cm" svg:x="1cm" svg:y="12.885cm">
          <text:p text:style-name="P7"><text:span text:style-name="T5">Sentiment</text:span></text:p>
          <text:p text:style-name="P7"><text:span text:style-name="T5">Analyz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13" draw:style-name="gr6" draw:layer="layout" draw:type="line" svg:x1="9.242cm" svg:y1="12.264cm" svg:x2="6.032cm" svg:y2="14.333cm" draw:start-shape="id2" draw:start-glue-point="2" draw:end-shape="id4" draw:end-glue-point="1" svg:d="m9242 12264-3210 2069">
          <text:p/>
        </draw:connector>
        <draw:custom-shape draw:name="Abgerundetes Rechteck 17" draw:style-name="gr3" draw:text-style-name="P4" xml:id="id5" draw:id="id5" draw:layer="layout" svg:width="4.763cm" svg:height="3.221cm" svg:x="12.237cm" svg:y="8.526cm">
          <text:p text:style-name="P7"><text:span text:style-name="T5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1" draw:style-name="gr7" draw:layer="layout" draw:type="line" svg:x1="12.237cm" svg:y1="10.136cm" svg:x2="11.2cm" svg:y2="10.107cm" draw:start-shape="id5" draw:start-glue-point="3" draw:end-shape="id2" draw:end-glue-point="1" svg:d="m12237 10136-1037-29">
          <text:p/>
        </draw:connector>
        <draw:custom-shape draw:name="Abgerundetes Rechteck 25" draw:style-name="gr3" draw:text-style-name="P4" xml:id="id6" draw:id="id6" draw:layer="layout" svg:width="4.763cm" svg:height="2.54cm" svg:x="12.237cm" svg:y="4.373cm">
          <text:p text:style-name="P7"><text:span text:style-name="T5">Admin</text:span></text:p>
          <text:p text:style-name="P7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14.618cm" svg:y1="6.913cm" svg:x2="14.618cm" svg:y2="8.526cm" draw:start-shape="id6" draw:start-glue-point="2" draw:end-shape="id5" draw:end-glue-point="0" svg:d="m14618 6913v1613">
          <text:p/>
        </draw:connector>
        <draw:custom-shape draw:name="Abgerundetes Rechteck 18" draw:style-name="gr9" draw:text-style-name="P4" draw:layer="layout" svg:width="6cm" svg:height="15.37cm" svg:x="17.8cm" svg:y="3.6cm"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Crowd Sourcing</text:span></text:p>
          <text:p text:style-name="P7"><text:span text:style-name="T5">Plattform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7" draw:style-name="gr3" draw:text-style-name="P4" xml:id="id7" draw:id="id7" draw:layer="layout" svg:width="4.763cm" svg:height="3.221cm" svg:x="18.437cm" svg:y="8.496cm">
          <text:p text:style-name="P7"><text:span text:style-name="T5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0" draw:style-name="gr10" draw:layer="layout" draw:type="line" svg:x1="17cm" svg:y1="10.136cm" svg:x2="18.437cm" svg:y2="10.106cm" draw:start-shape="id5" draw:start-glue-point="1" draw:end-shape="id7" draw:end-glue-point="3" svg:d="m17000 10136 1437-30">
          <text:p/>
        </draw:connector>
        <draw:custom-shape draw:name="Abgerundetes Rechteck 25" draw:style-name="gr3" draw:text-style-name="P4" xml:id="id8" draw:id="id8" draw:layer="layout" svg:width="4.763cm" svg:height="2.54cm" svg:x="18.437cm" svg:y="4.343cm">
          <text:p text:style-name="P7"><text:span text:style-name="T5">Admin</text:span></text:p>
          <text:p text:style-name="P7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20.818cm" svg:y1="6.883cm" svg:x2="20.818cm" svg:y2="8.496cm" draw:start-shape="id8" draw:start-glue-point="2" draw:end-shape="id7" draw:end-glue-point="0" svg:d="m20818 6883v1613">
          <text:p/>
        </draw:connector>
        <draw:custom-shape draw:name="Abgerundetes Rechteck 25" draw:style-name="gr3" draw:text-style-name="P4" xml:id="id10" draw:id="id10" draw:layer="layout" svg:width="4.763cm" svg:height="2.54cm" svg:x="12.3cm" svg:y="16.76cm">
          <text:p text:style-name="P7"><text:span text:style-name="T5">Search</text:span></text:p>
          <text:p text:style-name="P7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7" draw:style-name="gr3" draw:text-style-name="P4" xml:id="id9" draw:id="id9" draw:layer="layout" svg:width="4.763cm" svg:height="3.221cm" svg:x="12.3cm" svg:y="12.379cm">
          <text:p text:style-name="P7"><text:span text:style-name="T5">Scoring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1" draw:style-name="gr7" draw:layer="layout" draw:type="line" svg:x1="12.3cm" svg:y1="13.989cm" svg:x2="9.242cm" svg:y2="12.264cm" draw:start-shape="id9" draw:start-glue-point="3" draw:end-shape="id2" draw:end-glue-point="7" svg:d="m12300 13989-3058-1725">
          <text:p/>
        </draw:connector>
        <draw:connector draw:name="Gerade Verbindung mit Pfeil 26" draw:style-name="gr8" draw:layer="layout" draw:type="line" svg:x1="14.681cm" svg:y1="15.6cm" svg:x2="14.681cm" svg:y2="16.76cm" draw:start-shape="id9" draw:start-glue-point="2" draw:end-shape="id10" svg:d="m14681 15600v1160">
          <text:p/>
        </draw:connector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4" presentation:class="page"/>
          <draw:frame draw:name="Notizenplatzhalter 2" presentation:style-name="pr6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4">
        <office:forms form:automatic-focus="false" form:apply-design-mode="false"/>
        <draw:frame presentation:style-name="pr7" draw:layer="layout" svg:width="23.002cm" svg:height="3.506cm" svg:x="1cm" svg:y="0.836cm" presentation:class="title">
          <draw:text-box>
            <text:p>Problems</text:p>
          </draw:text-box>
        </draw:frame>
        <draw:frame presentation:style-name="pr8" draw:layer="layout" svg:width="22.602cm" svg:height="7.783cm" svg:x="1.4cm" svg:y="4.913cm" presentation:class="outline" presentation:user-transformed="true">
          <draw:text-box>
            <text:list text:style-name="L4">
              <text:list-item>
                <text:p>No prior JS, node.js and AngularJS experience</text:p>
              </text:list-item>
              <text:list-item>
                <text:p>One team member bailed</text:p>
              </text:list-item>
              <text:list-item>
                <text:p>Another got his second bab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5" presentation:class="page"/>
          <draw:frame presentation:style-name="pr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4">
        <draw:frame presentation:style-name="pr10" draw:layer="layout" svg:width="23.002cm" svg:height="3.506cm" svg:x="1cm" svg:y="0.836cm" presentation:class="title">
          <draw:text-box>
            <text:p>Improvements</text:p>
          </draw:text-box>
        </draw:frame>
        <draw:frame presentation:style-name="pr8" draw:layer="layout" svg:width="22.602cm" svg:height="7.363cm" svg:x="1.4cm" svg:y="4.913cm" presentation:class="outline" presentation:user-transformed="true">
          <draw:text-box>
            <text:list text:style-name="L4">
              <text:list-item>
                <text:p>Use semantic text analysis to split up paragraphs and unify worker answers</text:p>
              </text:list-item>
              <text:list-item>
                <text:p>Make outlier filtering configurable</text:p>
                <text:list>
                  <text:list-item>
                    <text:p>Using Quartiles atm.</text:p>
                  </text:list-item>
                  <text:list-item>
                    <text:p>Use Walsh for bigger data ba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6" presentation:class="page"/>
          <draw:frame presentation:style-name="pr11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4">
        <draw:frame presentation:style-name="pr10" draw:layer="layout" svg:width="23.002cm" svg:height="3.506cm" svg:x="1cm" svg:y="0.836cm" presentation:class="title">
          <draw:text-box>
            <text:p>Lessons learned</text:p>
          </draw:text-box>
        </draw:frame>
        <draw:frame presentation:style-name="pr8" draw:layer="layout" svg:width="22.602cm" svg:height="14.045cm" svg:x="1.4cm" svg:y="4.913cm" presentation:class="outline" presentation:user-transformed="true">
          <draw:text-box>
            <text:list text:style-name="L4">
              <text:list-item>
                <text:p>Node.js still not mature as an application platform.</text:p>
                <text:list>
                  <text:list-item>
                    <text:p>No semantic text analysis modules</text:p>
                  </text:list-item>
                  <text:list-item>
                    <text:p>Dependency and task management still rough around the eges</text:p>
                  </text:list-item>
                  <text:list-item>
                    <text:p>&lt;x&gt; different modules for same little tasks</text:p>
                  </text:list-item>
                </text:list>
              </text:list-item>
              <text:list-item>
                <text:p>Crowdsourcing is hard (no silver bullet)</text:p>
                <text:list>
                  <text:list-item>
                    <text:p>How many people should solve a specific task?</text:p>
                  </text:list-item>
                  <text:list-item>
                    <text:p>How to filter out outliers and bad work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7" presentation:class="page"/>
          <draw:frame presentation:style-name="pr11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3">
        <draw:frame draw:name="Titel 1" presentation:style-name="pr4" draw:text-style-name="P4" draw:layer="layout" svg:width="23.002cm" svg:height="3.506cm" svg:x="1cm" svg:y="0.836cm" presentation:class="title">
          <draw:text-box>
            <text:p text:style-name="P1"><text:span text:style-name="T1">Live Presentation</text:span></text:p>
          </draw:text-box>
        </draw:frame>
        <draw:frame draw:name="Textplatzhalter 2" presentation:style-name="pr12" draw:text-style-name="P4" draw:layer="layout" svg:width="11.029cm" svg:height="13.858cm" svg:x="1.4cm" svg:y="4.913cm" presentation:class="outline" presentation:placeholder="true">
          <draw:text-box/>
        </draw:frame>
        <presentation:notes draw:style-name="dp2">
          <draw:frame draw:name="Foliennummernplatzhalter 6" draw:style-name="gr1" draw:text-style-name="P8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8" presentation:class="page"/>
          <draw:frame draw:name="Notizenplatzhalter 2" presentation:style-name="pr6" draw:text-style-name="P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3">
        <draw:frame draw:name="Titel 1" presentation:style-name="pr4" draw:text-style-name="P4" draw:layer="layout" svg:width="23.002cm" svg:height="3.506cm" svg:x="1cm" svg:y="0.836cm" presentation:class="title">
          <draw:text-box>
            <text:p text:style-name="P1"><text:span text:style-name="T1">Questions &amp; Answers</text:span></text:p>
          </draw:text-box>
        </draw:frame>
        <draw:frame draw:name="Textplatzhalter 2" presentation:style-name="pr12" draw:text-style-name="P4" draw:layer="layout" svg:width="11.029cm" svg:height="13.858cm" svg:x="1.4cm" svg:y="4.913cm" presentation:class="outline" presentation:placeholder="true">
          <draw:text-box/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4"><text:page-number>&lt;Nummer&gt;</text:page-number></text:span></text:p>
            </draw:text-box>
          </draw:frame>
          <draw:page-thumbnail draw:name="Folienbildplatzhalter 1" draw:style-name="gr2" draw:layer="layout" svg:width="14.847cm" svg:height="11.136cm" svg:x="3.074cm" svg:y="2.256cm" draw:page-number="9" presentation:class="page"/>
          <draw:frame draw:name="Notizenplatzhalter 2" presentation:style-name="pr6" draw:text-style-name="P4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1016" xlink:href="Pictures/1000000000000320000002581B42268A.png" xlink:type="simple" xlink:show="embed" xlink:actuate="onLoad"/>
    <draw:fill-image draw:name="a1066" xlink:href="Pictures/1000000000000320000002581B42268A.png" xlink:type="simple" xlink:show="embed" xlink:actuate="onLoad"/>
    <draw:fill-image draw:name="a1129" xlink:href="Pictures/1000000000000320000002581B42268A.png" xlink:type="simple" xlink:show="embed" xlink:actuate="onLoad"/>
    <draw:fill-image draw:name="a1151" xlink:href="Pictures/1000000000000320000002581B42268A.png" xlink:type="simple" xlink:show="embed" xlink:actuate="onLoad"/>
    <draw:fill-image draw:name="a1172" xlink:href="Pictures/1000000000000320000002581B42268A.png" xlink:type="simple" xlink:show="embed" xlink:actuate="onLoad"/>
    <draw:fill-image draw:name="a1300" xlink:href="Pictures/1000000000000320000002581B42268A.png" xlink:type="simple" xlink:show="embed" xlink:actuate="onLoad"/>
    <draw:fill-image draw:name="a1312" xlink:href="Pictures/1000000000000320000002581B42268A.png" xlink:type="simple" xlink:show="embed" xlink:actuate="onLoad"/>
    <draw:fill-image draw:name="a1379" xlink:href="Pictures/1000000000000320000002581B42268A.png" xlink:type="simple" xlink:show="embed" xlink:actuate="onLoad"/>
    <draw:fill-image draw:name="a552" xlink:href="Pictures/1000000000000320000002581B42268A.png" xlink:type="simple" xlink:show="embed" xlink:actuate="onLoad"/>
    <draw:fill-image draw:name="a600" xlink:href="Pictures/1000000000000320000002581B42268A.png" xlink:type="simple" xlink:show="embed" xlink:actuate="onLoad"/>
    <draw:fill-image draw:name="a637" xlink:href="Pictures/1000000000000320000002581B42268A.png" xlink:type="simple" xlink:show="embed" xlink:actuate="onLoad"/>
    <draw:fill-image draw:name="a686" xlink:href="Pictures/1000000000000320000002581B42268A.png" xlink:type="simple" xlink:show="embed" xlink:actuate="onLoad"/>
    <draw:fill-image draw:name="a723" xlink:href="Pictures/1000000000000320000002581B42268A.png" xlink:type="simple" xlink:show="embed" xlink:actuate="onLoad"/>
    <draw:fill-image draw:name="a788" xlink:href="Pictures/1000000000000320000002581B42268A.png" xlink:type="simple" xlink:show="embed" xlink:actuate="onLoad"/>
    <draw:fill-image draw:name="a861" xlink:href="Pictures/1000000000000320000002581B42268A.png" xlink:type="simple" xlink:show="embed" xlink:actuate="onLoad"/>
    <draw:fill-image draw:name="a894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76" xlink:href="Pictures/1000000000000320000002581B42268A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a1336" svg:viewBox="0 0 20 30" svg:d="m10 0-10 30h20z"/>
    <draw:marker draw:name="a1338" svg:viewBox="0 0 20 30" svg:d="m10 0-10 30h20z"/>
    <draw:marker draw:name="a1339" svg:viewBox="0 0 20 30" svg:d="m10 0-10 30h20z"/>
    <draw:marker draw:name="a1347" svg:viewBox="0 0 20 30" svg:d="m10 0-10 30h20z"/>
    <draw:marker draw:name="a1348" svg:viewBox="0 0 20 30" svg:d="m10 0-10 30h20z"/>
    <draw:marker draw:name="a1360" svg:viewBox="0 0 20 30" svg:d="m10 0-10 30h20z"/>
    <draw:marker draw:name="a1361" svg:viewBox="0 0 20 30" svg:d="m10 0-10 30h20z"/>
    <draw:marker draw:name="a1363" svg:viewBox="0 0 20 30" svg:d="m10 0-10 30h20z"/>
    <draw:marker draw:name="a1364" svg:viewBox="0 0 20 30" svg:d="m10 0-10 30h20z"/>
    <draw:marker draw:name="a1370" svg:viewBox="0 0 20 30" svg:d="m10 0-10 30h20z"/>
    <draw:marker draw:name="a1371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lyt-rounded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 draw:auto-grow-height="fals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draw:background-size="border" draw:fill="none"/>
    </style:style>
    <style:style style:name="Mdp15" style:family="drawing-page">
      <style:drawing-page-properties draw:background-size="border" draw:fill="bitmap" draw:fill-image-name="rectangles3" style:repeat="stretch"/>
    </style:style>
    <style:style style:name="Mdp16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4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5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198a8a" style:text-line-through-style="none" style:text-position="0% 100%" fo:font-family="Albany" style:font-family-generic="roman" style:font-pitch="variable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Tahoma" style:font-pitch-complex="variable" style:font-size-complex="6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7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18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198a8a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21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6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1-title-Titelfoli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Titelplatzhalter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Textplatzhalter 2" presentation:style-name="Mpr74" draw:text-style-name="MP3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yt-roundedrec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6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86" draw:text-style-name="MP3" draw:layer="backgroundobjects" svg:width="22.6cm" svg:height="13.859cm" svg:x="1.4cm" svg:y="4.914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8">Textmaster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98" draw:text-style-name="MP3" draw:layer="backgroundobjects" svg:width="11.09cm" svg:height="13.86cm" svg:x="1.398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09cm" svg:height="13.86cm" svg:x="12.912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4">Textmaster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34" draw:text-style-name="MP11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5cm" svg:height="17.934cm" svg:x="18.252cm" svg:y="0.838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40" draw:text-style-name="MP11" draw:layer="backgroundobjects" svg:width="16.827cm" svg:height="17.934cm" svg:x="1.001cm" svg:y="0.838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Standard" style:page-layout-name="PM1" draw:style-name="Mdp14">
      <draw:frame presentation:style-name="Standard-title" draw:layer="backgroundobjects" svg:width="25.201cm" svg:height="3.506cm" svg:x="1.4cm" svg:y="0.836cm" presentation:class="title" presentation:placeholder="true">
        <draw:text-box/>
      </draw:frame>
      <draw:frame presentation:style-name="Standard-outline1" draw:layer="backgroundobjects" svg:width="25.201cm" svg:height="13.858cm" svg:x="1.4cm" svg:y="4.913cm" presentation:class="outline" presentation:placeholder="true">
        <draw:text-box/>
      </draw:frame>
      <draw:frame presentation:style-name="Mpr145" draw:text-style-name="MP12" draw:layer="backgroundobjects" svg:width="6.523cm" svg:height="1.448cm" svg:x="1.4cm" svg:y="19.13cm" presentation:class="date-time">
        <draw:text-box>
          <text:p text:style-name="MP12"><presentation:date-time/></text:p>
        </draw:text-box>
      </draw:frame>
      <draw:frame presentation:style-name="Mpr145" draw:text-style-name="MP13" draw:layer="backgroundobjects" svg:width="8.876cm" svg:height="1.448cm" svg:x="9.576cm" svg:y="19.13cm" presentation:class="footer">
        <draw:text-box>
          <text:p text:style-name="MP13"><presentation:footer/></text:p>
        </draw:text-box>
      </draw:frame>
      <draw:frame presentation:style-name="Mpr145" draw:text-style-name="MP14" draw:layer="backgroundobjects" svg:width="6.523cm" svg:height="1.448cm" svg:x="20.077cm" svg:y="19.13cm" presentation:class="page-number">
        <draw:text-box>
          <text:p text:style-name="MP14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7cm" svg:height="11.136cm" svg:x="3.074cm" svg:y="2.256cm" presentation:class="page"/>
        <draw:frame presentation:style-name="Standard-notes" draw:layer="backgroundobjects" svg:width="16.798cm" svg:height="13.364cm" svg:x="2.099cm" svg:y="14.106cm" presentation:class="notes" presentation:placeholder="true">
          <draw:text-box/>
        </draw:frame>
        <draw:frame presentation:style-name="Mpr146" draw:text-style-name="MP12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46" draw:text-style-name="MP14" draw:layer="backgroundobjects" svg:width="9.113cm" svg:height="1.484cm" svg:x="11.885cm" svg:y="0cm" presentation:class="date-time">
          <draw:text-box>
            <text:p text:style-name="MP14"><presentation:date-time/></text:p>
          </draw:text-box>
        </draw:frame>
        <draw:frame presentation:style-name="Mpr147" draw:text-style-name="MP12" draw:layer="backgroundobjects" svg:width="9.113cm" svg:height="1.484cm" svg:x="0cm" svg:y="28.214cm" presentation:class="footer">
          <draw:text-box>
            <text:p text:style-name="MP12"><presentation:footer/></text:p>
          </draw:text-box>
        </draw:frame>
        <draw:frame presentation:style-name="Mpr147" draw:text-style-name="MP14" draw:layer="backgroundobjects" svg:width="9.113cm" svg:height="1.484cm" svg:x="11.885cm" svg:y="28.214cm" presentation:class="page-number">
          <draw:text-box>
            <text:p text:style-name="MP14"><text:page-number>&lt;Nummer&gt;</text:page-number></text:p>
          </draw:text-box>
        </draw:frame>
      </presentation:notes>
    </style:master-page>
    <style:master-page style:name="lyt-roundedrect" style:page-layout-name="PM1" draw:style-name="Mdp15">
      <draw:frame presentation:style-name="lyt-roundedrect-title" draw:layer="backgroundobjects" svg:width="23.002cm" svg:height="3.506cm" svg:x="1cm" svg:y="0.836cm" presentation:class="title" presentation:placeholder="true">
        <draw:text-box/>
      </draw:frame>
      <draw:frame presentation:style-name="lyt-roundedrect-outline1" draw:layer="backgroundobjects" svg:width="22.602cm" svg:height="13.858cm" svg:x="1.4cm" svg:y="4.913cm" presentation:class="outline" presentation:placeholder="true">
        <draw:text-box/>
      </draw:frame>
      <draw:frame presentation:style-name="Mpr148" draw:text-style-name="MP15" draw:layer="backgroundobjects" svg:width="6.523cm" svg:height="1.448cm" svg:x="1.4cm" svg:y="19.13cm" presentation:class="date-time">
        <draw:text-box>
          <text:p text:style-name="MP15"><text:span text:style-name="MT22"><presentation:date-time/></text:span></text:p>
        </draw:text-box>
      </draw:frame>
      <draw:frame presentation:style-name="Mpr148" draw:text-style-name="MP16" draw:layer="backgroundobjects" svg:width="8.876cm" svg:height="1.448cm" svg:x="8.376cm" svg:y="19.13cm" presentation:class="footer">
        <draw:text-box>
          <text:p text:style-name="MP16"><text:span text:style-name="MT22"><presentation:footer/></text:span></text:p>
        </draw:text-box>
      </draw:frame>
      <draw:frame presentation:style-name="Mpr148" draw:text-style-name="MP17" draw:layer="backgroundobjects" svg:width="6.523cm" svg:height="1.448cm" svg:x="17.877cm" svg:y="19.13cm" presentation:class="page-number">
        <draw:text-box>
          <text:p text:style-name="MP17"><text:span text:style-name="MT22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7cm" svg:height="11.136cm" svg:x="3.074cm" svg:y="2.256cm" presentation:class="page"/>
        <draw:frame presentation:style-name="lyt-roundedrect-notes" draw:layer="backgroundobjects" svg:width="16.798cm" svg:height="13.364cm" svg:x="2.099cm" svg:y="14.106cm" presentation:class="notes" presentation:placeholder="true">
          <draw:text-box/>
        </draw:frame>
        <draw:frame presentation:style-name="Mpr149" draw:text-style-name="MP15" draw:layer="backgroundobjects" svg:width="9.113cm" svg:height="1.484cm" svg:x="0cm" svg:y="0cm" presentation:class="header">
          <draw:text-box>
            <text:p text:style-name="MP15"><text:span text:style-name="MT22"><presentation:header/></text:span></text:p>
          </draw:text-box>
        </draw:frame>
        <draw:frame presentation:style-name="Mpr149" draw:text-style-name="MP17" draw:layer="backgroundobjects" svg:width="9.113cm" svg:height="1.484cm" svg:x="11.885cm" svg:y="0cm" presentation:class="date-time">
          <draw:text-box>
            <text:p text:style-name="MP17"><text:span text:style-name="MT22"><presentation:date-time/></text:span></text:p>
          </draw:text-box>
        </draw:frame>
        <draw:frame presentation:style-name="Mpr150" draw:text-style-name="MP15" draw:layer="backgroundobjects" svg:width="9.113cm" svg:height="1.484cm" svg:x="0cm" svg:y="28.214cm" presentation:class="footer">
          <draw:text-box>
            <text:p text:style-name="MP15"><text:span text:style-name="MT22"><presentation:footer/></text:span></text:p>
          </draw:text-box>
        </draw:frame>
        <draw:frame presentation:style-name="Mpr150" draw:text-style-name="MP17" draw:layer="backgroundobjects" svg:width="9.113cm" svg:height="1.484cm" svg:x="11.885cm" svg:y="28.214cm" presentation:class="page-number">
          <draw:text-box>
            <text:p text:style-name="MP17"><text:span text:style-name="MT2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Advanced Internet Computing</dc:title>
    <meta:creation-date>2013-11-16T16:07:52Z</meta:creation-date>
    <dc:date>2014-01-31T07:57:59.28</dc:date>
    <meta:editing-cycles>15</meta:editing-cycles>
    <meta:editing-duration>PT16M50S</meta:editing-duration>
    <dc:creator>Simon Zünd</dc:creator>
    <meta:document-statistic meta:object-count="366"/>
  </office:meta>
</office:document-meta>
</file>